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378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487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6.3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s" fo:country="AR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s" fo:country="AR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8pt" fo:language="es" fo:country="AR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1"/>
        <table:table-row table:style-name="ro1">
          <table:table-cell table:style-name="ce1" office:value-type="string">
            <text:p>APLICACIONES</text:p>
          </table:table-cell>
          <table:table-cell table:style-name="ce5" office:value-type="string">
            <text:p>VOLUMENES (A)</text:p>
          </table:table-cell>
          <table:table-cell table:style-name="ce5" office:value-type="string">
            <text:p>TAMAÑO DELREGISTRO (B)</text:p>
          </table:table-cell>
          <table:table-cell table:style-name="ce5" office:value-type="string">
            <text:p>ESPACIO DEL DISCO (AXB)</text:p>
          </table:table-cell>
          <table:table-cell table:style-name="ce8" office:value-type="string">
            <text:p>Nº DE <text:s/>PULSACIONES <text:s/>( C )</text:p>
          </table:table-cell>
          <table:table-cell table:style-name="ce8" office:value-type="string">
            <text:p>PULSACIONES MENSUALES <text:s/>(AXC)</text:p>
          </table:table-cell>
          <table:table-cell table:style-name="ce8" office:value-type="string">
            <text:p>LINEAS IMPRESAS <text:s/>(D)</text:p>
          </table:table-cell>
          <table:table-cell table:style-name="ce9" office:value-type="string">
            <text:p>LINEAS IMPRESAS MENSUALES <text:s/>(AXD)</text:p>
          </table:table-cell>
        </table:table-row>
        <table:table-row table:style-name="ro1">
          <table:table-cell table:style-name="ce2" office:value-type="string">
            <text:p>ModuloVenta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>
            <text:p>Atender consultas de clientes</text:p>
          </table:table-cell>
          <table:table-cell table:number-columns-repeated="7"/>
        </table:table-row>
        <table:table-row table:style-name="ro1">
          <table:table-cell office:value-type="string">
            <text:p>Tomar pedido del client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Hacer factura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Procesar método de pag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enerar reporte mensual de ventas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onsultar stock de unidad en otra Sucursal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Dar de baja una unidad por venta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Notificar a cliente la recepción de mercadería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oduloCompra</text:p>
          </table:table-cell>
          <table:table-cell table:number-columns-repeated="7"/>
        </table:table-row>
        <table:table-row table:style-name="ro1">
          <table:table-cell office:value-type="string">
            <text:p>Enviar pedido a central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Seguimiento del pedid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estionar el pago de la unidad</text:p>
          </table:table-cell>
          <table:table-cell table:number-columns-repeated="7"/>
        </table:table-row>
        <table:table-row table:style-name="ro1">
          <table:table-cell office:value-type="string">
            <text:p>Generar reporte de compras</text:p>
          </table:table-cell>
          <table:table-cell table:number-columns-repeated="3"/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Dar de alta una unidad por compras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Realizar y registrar pedidos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gistrar pedido en tránsito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oduloStock</text:p>
          </table:table-cell>
          <table:table-cell table:number-columns-repeated="7"/>
        </table:table-row>
        <table:table-row table:style-name="ro1">
          <table:table-cell office:value-type="string">
            <text:p>Consulta mercadería en transito (otras sucursales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Informes de variaciones de stoc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table:style-name="ce4"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stablecer niveles de stock deseados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>
            <text:p><text:s/></text:p>
          </table:table-cell>
          <table:table-cell table:style-name="Default" table:number-columns-repeated="7"/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4">24/09/2007</text:date>, <text:time>12:20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24T10:57:49</meta:creation-date>
    <dc:date>2007-09-24T12:20:56</dc:date>
    <dc:language>es-AR</dc:language>
    <meta:editing-cycles>5</meta:editing-cycles>
    <meta:editing-duration>PT18M24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